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000000117A178AE25E03844F7.png" manifest:media-type="image/png"/>
  <manifest:file-entry manifest:full-path="Pictures/10000000000003C2000000A011DD225DE05AA7F5.png" manifest:media-type="image/png"/>
  <manifest:file-entry manifest:full-path="Pictures/10000000000003C7000001DF365D62A61B45B534.png" manifest:media-type="image/png"/>
  <manifest:file-entry manifest:full-path="Pictures/10000000000003C3000001F3089DF0F8443A5154.png" manifest:media-type="image/png"/>
  <manifest:file-entry manifest:full-path="Pictures/10000000000003CF000000E8D3C31C8433F64B69.png" manifest:media-type="image/png"/>
  <manifest:file-entry manifest:full-path="Pictures/10000000000003C0000001462D51AF4C92D68A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012e" officeooo:paragraph-rsid="000c012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9</text:p>
      <text:p text:style-name="P1"><draw:frame draw:style-name="fr1" draw:name="Imagem 10" text:anchor-type="as-char" svg:width="15cm" svg:height="4.59cm" draw:z-index="0"><draw:image xlink:href="Pictures/100000000000039000000117A178AE25E03844F7.png" xlink:type="simple" xlink:show="embed" xlink:actuate="onLoad"/></draw:frame></text:p>
      <text:p text:style-name="P1"/>
      <text:p text:style-name="P1"><draw:frame draw:style-name="fr2" draw:name="Figura8" text:anchor-type="paragraph" svg:width="17cm" svg:height="2.826cm" draw:z-index="1"><draw:image xlink:href="Pictures/10000000000003C2000000A011DD225DE05AA7F5.png" xlink:type="simple" xlink:show="embed" xlink:actuate="onLoad"/></draw:frame></text:p>
      <text:p text:style-name="P1"><draw:frame draw:style-name="fr2" draw:name="Figura9" text:anchor-type="paragraph" svg:width="17cm" svg:height="8.809cm" draw:z-index="2"><draw:image xlink:href="Pictures/10000000000003C3000001F3089DF0F8443A5154.png" xlink:type="simple" xlink:show="embed" xlink:actuate="onLoad"/></draw:frame></text:p>
      <text:p text:style-name="P1"><draw:frame draw:style-name="fr2" draw:name="Figura10" text:anchor-type="paragraph" svg:width="17cm" svg:height="8.421cm" draw:z-index="3"><draw:image xlink:href="Pictures/10000000000003C7000001DF365D62A61B45B534.png" xlink:type="simple" xlink:show="embed" xlink:actuate="onLoad"/></draw:frame><text:soft-page-break/></text:p>
      <text:p text:style-name="P1"><draw:frame draw:style-name="fr2" draw:name="Figura11" text:anchor-type="paragraph" svg:width="17cm" svg:height="4.045cm" draw:z-index="4"><draw:image xlink:href="Pictures/10000000000003CF000000E8D3C31C8433F64B69.png" xlink:type="simple" xlink:show="embed" xlink:actuate="onLoad"/></draw:frame></text:p>
      <text:p text:style-name="P1"><draw:frame draw:style-name="fr2" draw:name="Figura12" text:anchor-type="paragraph" svg:width="17cm" svg:height="5.771cm" draw:z-index="5"><draw:image xlink:href="Pictures/10000000000003C0000001462D51AF4C92D68AE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47:58.817000000</meta:creation-date>
    <dc:date>2018-04-03T16:50:19.939000000</dc:date>
    <meta:editing-duration>PT2M20S</meta:editing-duration>
    <meta:editing-cycles>5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2" meta:word-count="1" meta:character-count="2" meta:non-whitespace-character-count="2"/>
  </office:meta>
</office:document-meta>
</file>